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style:font-name="Liberation Sans" fo:font-size="14pt" fo:font-weight="bold" style:font-size-asian="14pt" style:font-weight-asian="bold" style:font-size-complex="14pt" style:font-weight-complex="bold"/>
    </style:style>
    <style:style style:name="P2" style:family="paragraph" style:parent-style-name="Preformatted_20_Text">
      <style:text-properties style:font-name="Liberation Sans"/>
    </style:style>
    <style:style style:name="P3" style:family="paragraph" style:parent-style-name="Preformatted_20_Text">
      <style:text-properties style:font-name="Liberation Sans" officeooo:rsid="0036e69d" officeooo:paragraph-rsid="0036e69d"/>
    </style:style>
    <style:style style:name="P4" style:family="paragraph" style:parent-style-name="Preformatted_20_Text">
      <style:text-properties style:font-name="Liberation Sans" fo:font-weight="bold" officeooo:rsid="0037f96f" officeooo:paragraph-rsid="0037f96f" style:font-weight-asian="bold" style:font-weight-complex="bold"/>
    </style:style>
    <style:style style:name="P5" style:family="paragraph" style:parent-style-name="Preformatted_20_Text">
      <style:text-properties style:font-name="Liberation Sans" officeooo:rsid="0037f96f" officeooo:paragraph-rsid="0037f96f"/>
    </style:style>
    <style:style style:name="P6" style:family="paragraph" style:parent-style-name="Preformatted_20_Text">
      <style:text-properties style:font-name="Liberation Sans" officeooo:paragraph-rsid="003b5c83"/>
    </style:style>
    <style:style style:name="P7" style:family="paragraph" style:parent-style-name="Preformatted_20_Text">
      <style:text-properties style:font-name="Liberation Sans" officeooo:paragraph-rsid="003a62d8"/>
    </style:style>
    <style:style style:name="P8" style:family="paragraph" style:parent-style-name="Preformatted_20_Text">
      <style:text-properties style:font-name="Liberation Sans" fo:font-weight="bold" officeooo:rsid="0037f96f" officeooo:paragraph-rsid="0038b8a8" style:font-weight-asian="bold" style:font-weight-complex="bold"/>
    </style:style>
    <style:style style:name="P9" style:family="paragraph" style:parent-style-name="Preformatted_20_Text">
      <style:text-properties style:font-name="Liberation Sans" fo:font-weight="normal" officeooo:rsid="0038b8a8" officeooo:paragraph-rsid="0038b8a8" style:font-weight-asian="normal" style:font-weight-complex="normal"/>
    </style:style>
    <style:style style:name="P10" style:family="paragraph" style:parent-style-name="Preformatted_20_Text">
      <loext:graphic-properties draw:fill-hatch-name="hatch"/>
      <style:paragraph-properties fo:margin-left="0in" fo:margin-right="0in" fo:text-indent="0in" style:auto-text-indent="false">
        <style:tab-stops/>
      </style:paragraph-properties>
      <style:text-properties style:font-name="Liberation Sans" officeooo:paragraph-rsid="0044a214"/>
    </style:style>
    <style:style style:name="P11" style:family="paragraph" style:parent-style-name="Preformatted_20_Text">
      <loext:graphic-properties draw:fill-gradient-name="gradient" draw:fill-hatch-name="hatch"/>
      <style:paragraph-properties fo:margin-left="0in" fo:margin-right="0in" fo:text-indent="0in" style:auto-text-indent="false">
        <style:tab-stops/>
      </style:paragraph-properties>
      <style:text-properties style:font-name="Liberation Sans" officeooo:paragraph-rsid="0038b8a8"/>
    </style:style>
    <style:style style:name="P12" style:family="paragraph" style:parent-style-name="Preformatted_20_Text">
      <loext:graphic-properties draw:fill-hatch-name="hatch"/>
      <style:paragraph-properties fo:margin-left="0in" fo:margin-right="0in" fo:text-indent="0in" style:auto-text-indent="false">
        <style:tab-stops/>
      </style:paragraph-properties>
      <style:text-properties style:font-name="Liberation Sans" officeooo:paragraph-rsid="0038b8a8"/>
    </style:style>
    <style:style style:name="P13" style:family="paragraph" style:parent-style-name="Preformatted_20_Text">
      <loext:graphic-properties draw:fill-hatch-name="hatch"/>
      <style:paragraph-properties fo:margin-left="0in" fo:margin-right="0in" fo:text-indent="0in" style:auto-text-indent="false">
        <style:tab-stops/>
      </style:paragraph-properties>
      <style:text-properties officeooo:paragraph-rsid="0038b8a8"/>
    </style:style>
    <style:style style:name="P14" style:family="paragraph" style:parent-style-name="Preformatted_20_Text">
      <style:text-properties officeooo:paragraph-rsid="003b5c83"/>
    </style:style>
    <style:style style:name="P15" style:family="paragraph" style:parent-style-name="Preformatted_20_Text">
      <style:text-properties style:font-name="Liberation Sans" fo:font-weight="bold" style:font-weight-asian="bold" style:font-weight-complex="bold"/>
    </style:style>
    <style:style style:name="P16" style:family="paragraph" style:parent-style-name="Preformatted_20_Text">
      <style:text-properties style:font-name="Liberation Sans" style:text-underline-style="solid" style:text-underline-width="auto" style:text-underline-color="font-color" officeooo:rsid="004126f6" officeooo:paragraph-rsid="004126f6"/>
    </style:style>
    <style:style style:name="P17" style:family="paragraph" style:parent-style-name="Preformatted_20_Text">
      <style:text-properties style:font-name="Liberation Sans" officeooo:rsid="004126f6" officeooo:paragraph-rsid="004126f6"/>
    </style:style>
    <style:style style:name="P18" style:family="paragraph" style:parent-style-name="Preformatted_20_Text">
      <style:text-properties style:font-name="Liberation Sans" fo:font-size="12pt" fo:font-weight="bold" style:font-size-asian="12pt" style:font-weight-asian="bold" style:font-size-complex="12pt"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Text_20_body">
      <style:text-properties officeooo:paragraph-rsid="004bb794"/>
    </style:style>
    <style:style style:name="P21" style:family="paragraph" style:parent-style-name="Text_20_body">
      <style:text-properties officeooo:rsid="0397a653" officeooo:paragraph-rsid="004bb794"/>
    </style:style>
    <style:style style:name="P22" style:family="paragraph" style:parent-style-name="Text_20_body">
      <style:text-properties officeooo:rsid="039997d3" officeooo:paragraph-rsid="004bb794"/>
    </style:style>
    <style:style style:name="P23" style:family="paragraph" style:parent-style-name="Text_20_body">
      <style:text-properties officeooo:rsid="039a2a5c" officeooo:paragraph-rsid="004bb794"/>
    </style:style>
    <style:style style:name="P24" style:family="paragraph" style:parent-style-name="Text_20_body" style:list-style-name="L1">
      <style:text-properties officeooo:paragraph-rsid="004bb794"/>
    </style:style>
    <style:style style:name="P25" style:family="paragraph" style:parent-style-name="Text_20_body" style:list-style-name="L1">
      <style:text-properties fo:font-weight="normal" officeooo:paragraph-rsid="004bb794" style:font-weight-asian="normal" style:font-weight-complex="normal"/>
    </style:style>
    <style:style style:name="P26" style:family="paragraph" style:parent-style-name="Text_20_body" style:list-style-name="L1">
      <style:text-properties officeooo:rsid="039c0d6a" officeooo:paragraph-rsid="004bb794"/>
    </style:style>
    <style:style style:name="P27" style:family="paragraph" style:parent-style-name="Text_20_body" style:list-style-name="L1">
      <style:text-properties officeooo:rsid="039a2a5c" officeooo:paragraph-rsid="004bb794"/>
    </style:style>
    <style:style style:name="P28" style:family="paragraph" style:parent-style-name="Text_20_body" style:list-style-name="L1">
      <style:text-properties officeooo:rsid="039c387e" officeooo:paragraph-rsid="004bb794"/>
    </style:style>
    <style:style style:name="P29" style:family="paragraph" style:parent-style-name="Text_20_body" style:list-style-name="L1">
      <style:text-properties officeooo:rsid="039dbe20" officeooo:paragraph-rsid="004bb794"/>
    </style:style>
    <style:style style:name="P30" style:family="paragraph" style:parent-style-name="Text_20_body">
      <style:text-properties officeooo:rsid="03a015e3" officeooo:paragraph-rsid="004bb794"/>
    </style:style>
    <style:style style:name="P31" style:family="paragraph" style:parent-style-name="Preformatted_20_Text">
      <style:text-properties fo:font-size="12pt" fo:font-weight="bold" style:font-size-asian="12pt" style:font-weight-asian="bold" style:font-size-complex="12pt" style:font-weight-complex="bold"/>
    </style:style>
    <style:style style:name="P32" style:family="paragraph" style:parent-style-name="Text_20_body">
      <style:text-properties officeooo:rsid="03a826fc" officeooo:paragraph-rsid="004bb794"/>
    </style:style>
    <style:style style:name="T1" style:family="text">
      <style:text-properties fo:font-weight="bold" style:font-weight-asian="bold" style:font-weight-complex="bold"/>
    </style:style>
    <style:style style:name="T2" style:family="text">
      <style:text-properties officeooo:rsid="0042f487"/>
    </style:style>
    <style:style style:name="T3" style:family="text">
      <style:text-properties officeooo:rsid="00401ab6"/>
    </style:style>
    <style:style style:name="T4" style:family="text">
      <style:text-properties officeooo:rsid="0038b8a8"/>
    </style:style>
    <style:style style:name="T5" style:family="text">
      <style:text-properties fo:font-weight="bold" officeooo:rsid="0038b8a8" style:font-weight-asian="bold" style:font-weight-complex="bold"/>
    </style:style>
    <style:style style:name="T6" style:family="text">
      <style:text-properties officeooo:rsid="003b5c83"/>
    </style:style>
    <style:style style:name="T7" style:family="text">
      <style:text-properties officeooo:rsid="0037f96f"/>
    </style:style>
    <style:style style:name="T8" style:family="text">
      <style:text-properties officeooo:rsid="0044b65a"/>
    </style:style>
    <style:style style:name="T9" style:family="text">
      <style:text-properties officeooo:rsid="00488064"/>
    </style:style>
    <style:style style:name="T10" style:family="text">
      <style:text-properties officeooo:rsid="004b50cc"/>
    </style:style>
    <style:style style:name="T11" style:family="text">
      <style:text-properties officeooo:rsid="003a62d8"/>
    </style:style>
    <style:style style:name="T12" style:family="text">
      <style:text-properties fo:font-weight="bold" officeooo:rsid="0044a214" style:font-weight-asian="bold" style:font-weight-complex="bold"/>
    </style:style>
    <style:style style:name="T13" style:family="text">
      <style:text-properties officeooo:rsid="0044a214"/>
    </style:style>
    <style:style style:name="T14" style:family="text">
      <style:text-properties style:font-name="Liberation Sans"/>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Liberation Sans" officeooo:rsid="003b5c83"/>
    </style:style>
    <style:style style:name="T17" style:family="text">
      <style:text-properties style:font-name="Liberation Sans" officeooo:rsid="0013f489"/>
    </style:style>
    <style:style style:name="T18" style:family="text">
      <style:text-properties officeooo:rsid="0041d94d"/>
    </style:style>
    <style:style style:name="T19" style:family="text">
      <style:text-properties officeooo:rsid="004126f6"/>
    </style:style>
    <style:style style:name="T20" style:family="text">
      <style:text-properties officeooo:rsid="03a712a8"/>
    </style:style>
    <style:style style:name="T21" style:family="text">
      <style:text-properties officeooo:rsid="01c19cd3"/>
    </style:style>
    <style:style style:name="T22" style:family="text">
      <style:text-properties officeooo:rsid="0397a653"/>
    </style:style>
    <style:style style:name="T23" style:family="text">
      <style:text-properties officeooo:rsid="01b5840d"/>
    </style:style>
    <style:style style:name="T24" style:family="text">
      <style:text-properties officeooo:rsid="039a2a5c"/>
    </style:style>
    <style:style style:name="T25" style:family="text">
      <style:text-properties officeooo:rsid="039dbe20"/>
    </style:style>
    <style:style style:name="T26" style:family="text">
      <style:text-properties officeooo:rsid="03a9dea2"/>
    </style:style>
    <style:style style:name="T27" style:family="text">
      <style:text-properties fo:font-size="12pt" officeooo:rsid="039c0d6a" style:font-size-asian="12pt" style:font-size-complex="12pt"/>
    </style:style>
    <style:style style:name="T28" style:family="text">
      <style:text-properties fo:font-size="12pt" style:font-size-asian="12pt" style:font-size-complex="12pt"/>
    </style:style>
    <style:style style:name="T29" style:family="text">
      <style:text-properties fo:font-size="12pt" officeooo:rsid="03a6132d" style:font-size-asian="12pt" style:font-size-complex="12pt"/>
    </style:style>
    <style:style style:name="T30" style:family="text">
      <style:text-properties fo:font-size="12pt" officeooo:rsid="004bb794" style:font-size-asian="12pt" style:font-size-complex="12pt"/>
    </style:style>
    <style:style style:name="T31" style:family="text">
      <style:text-properties officeooo:rsid="039c387e"/>
    </style:style>
    <style:style style:name="T32" style:family="text">
      <style:text-properties officeooo:rsid="03a47b8b"/>
    </style:style>
    <style:style style:name="T33" style:family="text">
      <style:text-properties officeooo:rsid="039eee7e"/>
    </style:style>
    <style:style style:name="T34" style:family="text">
      <style:text-properties fo:font-size="12pt" fo:font-weight="normal" officeooo:rsid="03a9dea2" style:font-size-asian="12pt" style:font-weight-asian="normal" style:font-size-complex="12pt" style:font-weight-complex="normal"/>
    </style:style>
    <style:style style:name="T35" style:family="text">
      <style:text-properties officeooo:rsid="01aa8570"/>
    </style:style>
    <style:style style:name="T36" style:family="text">
      <style:text-properties officeooo:rsid="01a966f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nt Multiple Mails into Single PDF</text:p>
      <text:p text:style-name="P2"/>
      <text:p text:style-name="P3">Two options are available to print multiple mails into single PDF: <text:span text:style-name="T1">Default</text:span> and <text:span text:style-name="T1">Merge</text:span>.</text:p>
      <text:p text:style-name="P2"/>
      <text:p text:style-name="P4">Default Option</text:p>
      <text:p text:style-name="P5"/>
      <text:p text:style-name="P6">MBox Viewer concatenates <text:span text:style-name="T2">headers and </text:span>content of all mails <text:span text:style-name="T3">into a single HTML file </text:span>and <text:span text:style-name="T2">requests</text:span> Edge or Chrome Web Browser to convert HTML <text:span text:style-name="T3">file</text:span> into PDF. MBox Viewer's default solution is non-standard and <text:span text:style-name="T4">in </text:span><text:span text:style-name="T5">rare cases</text:span><text:span text:style-name="T4"> </text:span>can affect font sizes <text:span text:style-name="T6">and possibly other formatting </text:span>in all mails. <text:span text:style-name="T3">If the generated PDF file didn’t meet expectation, please consider running “Merge” option.</text:span></text:p>
      <text:p text:style-name="P2"/>
      <text:p text:style-name="P7">Starting with version 1.0.3.32, MBox Viewer was enhanced to <text:span text:style-name="T7">practically </text:span>eliminate the impact of email concatenation on the font sizes <text:span text:style-name="T8">in most cases </text:span><text:span text:style-name="T9">and therefore you may need to rely on “Merge” option </text:span><text:span text:style-name="T10">on rare </text:span><text:span text:style-name="T9">occasio</text:span><text:span text:style-name="T10">ns</text:span><text:span text:style-name="T9"> only.</text:span></text:p>
      <text:p text:style-name="P7"/>
      <text:p text:style-name="P7">Print to PDF Default option offers some benefits not available when using the "Merge" option. Multiple small mails can be placed on a single page <text:span text:style-name="T7">while in the “Merge” option each mail will start new page.</text:span></text:p>
      <text:p text:style-name="P7"/>
      <text:p text:style-name="P7"><text:span text:style-name="T6">Also, u</text:span><text:span text:style-name="T11">ser</text:span><text:span text:style-name="T6">s</text:span> can configure MBox Viewer to print page break after each mail or after each conversation thread of mails. Select "File--&gt;Print Config --&gt; PDF document options --&gt; Page Break After Each Mail/Page <text:span text:style-name="T11">or </text:span>Break After Each Conversation Thread".</text:p>
      <text:p text:style-name="P2"/>
      <text:p text:style-name="P8"><text:span text:style-name="T4">Merge</text:span> Option</text:p>
      <text:p text:style-name="P8"/>
      <text:p text:style-name="P9">Merge option applies to multiple mails only. Right-click on selected mails and select "Print Selected Mails <text:span text:style-name="T6">T</text:span>o --&gt; PDF --&gt; Merge" option. This will print all selected mails into separate PDF files first and then merge them into a single target PDF file <text:span text:style-name="T6">using free PDFBox tool.</text:span></text:p>
      <text:p text:style-name="P9"/>
      <text:p text:style-name="P10">Conversion of mails into PDF format by Edge or Chrome Browsers is typically high quality and the merging process typically preserves original quality. <text:span text:style-name="T12">Merged file is typically much larger</text:span><text:span text:style-name="T13"> than the size of PDF file generated by Default option. </text:span><text:span text:style-name="T2">It looks like that PDFBox tools is not able to reduce redundant </text:span><text:span text:style-name="T13">font, etc </text:span><text:span text:style-name="T2">definitions when merging.</text:span></text:p>
      <text:p text:style-name="P11"/>
      <text:p text:style-name="P12">Each mail starts at the beginning of a page in the merged PDF. This may be considered less than optimal for small mails. </text:p>
      <text:p text:style-name="P12"/>
      <text:p text:style-name="P13"><text:span text:style-name="T14">In order to run Merge mode, users must install free java PDFBox command line tool and Java VM. Java VM is typically installed on Windows but PDFBox application must be downloaded from the following link </text:span><text:a xlink:type="simple" xlink:href="https://pdfbox.apache.org/download.html" text:style-name="Internet_20_link" text:visited-style-name="Visited_20_Internet_20_Link"><text:span text:style-name="T14">PDFBox</text:span></text:a><text:span text:style-name="T14">.</text:span></text:p>
      <text:p text:style-name="P2"/>
      <text:p text:style-name="P2">Please download the latest pdfbox-app-3.*.jar file and install in <text:span text:style-name="T15">the same directory as mboxview.exe</text:span>.</text:p>
      <text:p text:style-name="P2"/>
      <text:p text:style-name="P2">Also, check whether java.exe is installed on your system as follow:</text:p>
      <text:p text:style-name="P2"/>
      <text:p text:style-name="P2">Start Command Prompt and type <text:span text:style-name="T1">where java</text:span>. If java.exe is not listed in the output, you need to install java for Windows. You may also have to update PATH system environmental variable and restart Explorer and MBox Viewer.</text:p>
      <text:p text:style-name="P2"/>
      <text:p text:style-name="P14"><text:span text:style-name="T16">Free </text:span><text:span text:style-name="T14">Java 8 can be downloaded from </text:span><text:a xlink:type="simple" xlink:href="https://www.oracle.com/technetwork/java/javase/downloads/jdk8-downloads-2133151.html" text:style-name="Internet_20_link" text:visited-style-name="Visited_20_Internet_20_Link"><text:span text:style-name="T17">jdk8-downloads</text:span></text:a><text:span text:style-name="T14">.</text:span></text:p>
      <text:p text:style-name="P2"/>
      <text:p text:style-name="P15">Performance</text:p>
      <text:p text:style-name="P2"/>
      <text:p text:style-name="P2"><text:span text:style-name="T18">The </text:span>Maximum number of mails that can be merged by <text:span text:style-name="T6">both</text:span> options depends on the complexity and size of mails to be merged.</text:p>
      <text:p text:style-name="P2"/>
      <text:p text:style-name="P2">Merging may take minutes when merging relatively small plain text mails or it may take hours when merging a large number of business mails with hyperlinks, graphics, tables, etc.</text:p>
      <text:p text:style-name="P2"/>
      <text:p text:style-name="P16">Printing Simple Plain Text Mails Example</text:p>
      <text:p text:style-name="P17"><text:soft-page-break/></text:p>
      <text:p text:style-name="P17">Print of 2673 of simple plain text mails in <text:span text:style-name="T1">Default</text:span> mode took 13 minutes (780 seconds) and generated the PDF file of <text:span text:style-name="T1">19MB</text:span> size.</text:p>
      <text:p text:style-name="P17"/>
      <text:p text:style-name="P17">Print of 2673 of simple plain text mails in <text:span text:style-name="T1">Merge</text:span> mode took 32 minutes (1,920 seconds) and generated the PDF file of <text:span text:style-name="T1">181MB</text:span> size.</text:p>
      <text:p text:style-name="P17"/>
      <text:p text:style-name="P17">User should always try first <text:span text:style-name="T18">the </text:span>Default mode and try the Merge mode only if Default mode has issues.</text:p>
      <text:p text:style-name="P2"/>
      <text:p text:style-name="P16">Printing of mix of Simple Plain Text Mails and Complex from Business Mails Example</text:p>
      <text:p text:style-name="P16"/>
      <text:p text:style-name="P2"><text:span text:style-name="T19">R</text:span>unning <text:span text:style-name="T19">M</text:span>erge option, it took 3 hours to print 3926 mails, a mix of simple and business mails, into separate PDFs and another 40 minutes to merge them by PDFBox. Task Manager was showing that PDFBox process memory utilization was close to 8<text:span text:style-name="T6">GB</text:span>.</text:p>
      <text:p text:style-name="P2"/>
      <text:p text:style-name="P2"><text:span text:style-name="T6">Default o</text:span>ption never finished with the same set of mails. <text:span text:style-name="T6">Test was</text:span> canceled when it didn't finish within 5 hours.</text:p>
      <text:p text:style-name="P2"/>
      <text:p text:style-name="P18"><text:bookmark-start text:name="__RefNumPara__5051_1453552070"/><text:bookmark-start text:name="__RefHeading___Toc4665_1051444201"/>Mail Printing to PDF files by Power Users<text:bookmark-end text:name="__RefNumPara__5051_1453552070"/><text:bookmark-end text:name="__RefHeading___Toc4665_1051444201"/></text:p>
      <text:p text:style-name="P19"/>
      <text:p text:style-name="P20">Some users may need to print <text:span text:style-name="T20">very </text:span>large number of mails to a single PDF file. This is supported by Mbox Viewer but <text:span text:style-name="T21">one or multiple </text:span>manual steps are required. User must first print<text:span text:style-name="T22"> group of mails</text:span> to separate <text:span text:style-name="T22">HTML files and eventually to </text:span>PDF files and then merge them into a single PDF file <text:span text:style-name="T23">by running provided script</text:span>.</text:p>
      <text:p text:style-name="P21">The count of mails to merge into single HTML file is controlled by the following option:</text:p>
      <text:p text:style-name="P21">“File--&gt;General options Config--&gt;Number of HTML mails to merge to increase scalability”</text:p>
      <text:p text:style-name="P22">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23">Follow the following steps to optimize merging of large number of files into single PDF:</text:p>
      <text:list text:style-name="L1">
        <text:list-item>
          <text:p text:style-name="P24"><text:span text:style-name="T24">Set “</text:span><text:span text:style-name="T22">Number of HTML mails to merge </text:span><text:span text:style-name="T25">to </text:span><text:span text:style-name="T22">increase scalability” </text:span><text:span text:style-name="T25">option </text:span><text:span text:style-name="T24">to </text:span><text:span text:style-name="T25">100</text:span><text:span text:style-name="T24"> </text:span><text:span text:style-name="T25">for example.</text:span><text:span text:style-name="T24"> This number depends on the size and complexity of mails. This will reduce the total number of HTML files to convert to PDF by 100 </text:span><text:span text:style-name="T26">times.</text:span></text:p>
        </text:list-item>
        <text:list-item>
          <text:p text:style-name="P25"><text:span text:style-name="T27">Install </text:span><text:span text:style-name="T28">pdfbox-app-3.*.jar file </text:span><text:span text:style-name="T29">and Java VM </text:span><text:span text:style-name="T27">as described </text:span><text:span text:style-name="T30">below.</text:span></text:p>
        </text:list-item>
        <text:list-item>
          <text:p text:style-name="P26">Open the target folder for PDF files as follow: a) Select any two mails, b) <text:span text:style-name="T24">select “Print Selected Mails To --&gt; PDF --&gt; Merge” option, </text:span>c) wait until Print is done and select Open File Location. Keep the folder open for the future use.</text:p>
        </text:list-item>
        <text:list-item>
          <text:p text:style-name="P27">Select all or subset of mails to convert to single PDF file.</text:p>
        </text:list-item>
        <text:list-item>
          <text:p text:style-name="P27">Right click on one of the selected files and select “Print Selected Mails To --&gt; PDF --&gt; Merge” option.</text:p>
        </text:list-item>
        <text:list-item>
          <text:p text:style-name="P27">Wait until MBox Viewer finishes creating HTML files and begins to convert HTML files to PDF.</text:p>
        </text:list-item>
        <text:list-item>
          <text:p text:style-name="P27">Select Cancel button and wait <text:span text:style-name="T31">until Cancel is completed.</text:span></text:p>
        </text:list-item>
        <text:list-item>
          <text:p text:style-name="P28"><text:soft-page-break/>Copy the following scripts to the target folder for PDF files: <text:line-break/>- scripts/run-html2pdf-list.cmd<text:line-break/>- scripts/html2pdf-list.cmd<text:line-break/>- scripts/PDFMerge-pdfbox.cmd</text:p>
        </text:list-item>
        <text:list-item>
          <text:p text:style-name="P29">Update <text:span text:style-name="T31">run-html2pdf-list.cmd </text:span>script to set NumberOfBrowsers and RootUserDataDir. <text:s/><text:span text:style-name="T32">It is recommended that </text:span>NumberOfBrowsers <text:span text:style-name="T32">is not</text:span> set higher than number of physical cores on user’s computer. Create sub-folders 0,1,2,etc, one per browser instance, under RootUserDataDir folder.</text:p>
        </text:list-item>
        <text:list-item>
          <text:p text:style-name="P29">Left double click on <text:span text:style-name="T31">run-html2pdf-list.cmd </text:span>to start HTML to PDF conversion. This will create number of windows, some will be minimized. Once conversion of HTML files to PDF is complete, <text:span text:style-name="T20">Close all windows created by </text:span><text:span text:style-name="T31">run-html2pdf-list.cmd </text:span><text:span text:style-name="T20">script.</text:span></text:p>
        </text:list-item>
        <text:list-item>
          <text:p text:style-name="P29">Once conversion of HTML files to PDF is complete, left double click on <text:span text:style-name="T31">PDFMerge-pdfbox.cmd </text:span>to merge all PDF files into the target PDF created under <text:span text:style-name="T33">PDF_</text:span>MERGE sub-folder.</text:p>
        </text:list-item>
      </text:list>
      <text:p text:style-name="P30">The entire process may take many hours depending on the complexity of emails and the number of Browsers configured for conversion.</text:p>
      <text:p text:style-name="P20">If more than one merged PDF file is created in the PDF_MERGE sub-folder, PDFMerge-pdfbox.cmd script <text:span text:style-name="T26">and </text:span><text:span text:style-name="T34">pdfbox-app-3.*.jar file </text:span>need to be copied to that sub-folder and <text:span text:style-name="T26">the </text:span>script executed again until PDFMerge-pdfbox.cmd script creates single <text:span text:style-name="T35">PDF file</text:span> only.</text:p>
      <text:p text:style-name="P20">Free PDFBox java tool can be downloaded from <text:a xlink:type="simple" xlink:href="https://pdfbox.apache.org/" text:style-name="Internet_20_link" text:visited-style-name="Visited_20_Internet_20_Link">pdfbox.apache.org</text:a>.</text:p>
      <text:p text:style-name="P20">PDFBox command line tools usage example <text:span text:style-name="T36">can be found in</text:span> <text:a xlink:type="simple" xlink:href="https://pdfbox.apache.org/2.0/commandline.html" text:style-name="Internet_20_link" text:visited-style-name="Visited_20_Internet_20_Link">pdfbox.apache.org commandline tools</text:a>.</text:p>
      <text:p text:style-name="P20">Java 8 can <text:span text:style-name="T36">must be installed and can </text:span>be downloaded from <text:a xlink:type="simple" xlink:href="https://www.oracle.com/technetwork/java/javase/downloads/jdk8-downloads-2133151.html" text:style-name="Internet_20_link" text:visited-style-name="Visited_20_Internet_20_Link">jdk8-downloads</text:a>.</text:p>
      <text:p text:style-name="P18"><text:bookmark-start text:name="__RefHeading___Toc12080_43381526"/>Viewing Large PDF files<text:bookmark-end text:name="__RefHeading___Toc12080_43381526"/></text:p>
      <text:p text:style-name="P31"/>
      <text:p text:style-name="P32">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11T13:05:37.378000000</dc:date>
    <meta:editing-duration>PT3H38M57S</meta:editing-duration>
    <meta:editing-cycles>39</meta:editing-cycles>
    <meta:document-statistic meta:table-count="0" meta:image-count="0" meta:object-count="0" meta:page-count="3" meta:paragraph-count="50" meta:word-count="1210" meta:character-count="7169" meta:non-whitespace-character-count="6027"/>
  </office:meta>
</office:document-meta>
</file>